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8000" loext:opacity="100%" style:font-name="Cascadia Mono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* <text:s text:c="5"/>CoreCanvasSwitch (license: hardcoded amount of 11 CoreCanvas elements,</text:span></text:p>
      <text:p text:style-name="Standard"><text:span text:style-name="T1"><text:s/>* <text:s text:c="5"/>accessible via switch element, each protectable via security layer with password request</text:span></text:p>
      <text:p text:style-name="Standard"><text:span text:style-name="T1"><text:s/>* <text:s text:c="5"/>1 CoreCanvas is reserved for the aeui core and system display stuff, the system canvas</text:span></text:p>
      <text:p text:style-name="Standard"><text:span text:style-name="T1"><text:s/>* <text:s text:c="5"/>is placed in a separate border within MainWindow xaml, access via Visibility change * <text:s text:c="5"/>CoreCanvasSwitch loads the current canvas (should it hold the data or discard it(save canvas and remove every object))</text:span></text:p>
      <text:p text:style-name="Standard"><text:span text:style-name="T1">* <text:s text:c="5"/>CoreCanvasSwitch responds to 2 buttons right and left of the mainwindow border</text:span></text:p>
      <text:p text:style-name="Standard"><text:span text:style-name="T1"><text:s/>* <text:s text:c="6"/>* </text:span></text:p>
      <text:p text:style-name="Standard"><text:span text:style-name="T1"><text:s/>* <text:s text:c="5"/>also hardcoded are: LevelCap 201 (201 accessible z-layer per canvas, 1 for CanvasSystem stuff, unchangeable)</text:span></text:p>
      <text:p text:style-name="Standard"><text:span text:style-name="T1"><text:s/>* <text:s text:c="25"/>Canvas Max Size 10.000 pixels, a wider canvas than the display should be accessible with a</text:span></text:p>
      <text:p text:style-name="Standard"><text:span text:style-name="T1"><text:s/>* <text:s text:c="25"/>scrollviewer and zoom in/zoom out code from image</text:span></text:p>
      <text:p text:style-name="Standard"><text:span text:style-name="T1"><text:s/>* <text:s text:c="25"/></text:span></text:p>
      <text:p text:style-name="Standard"><text:span text:style-name="T1"><text:s/>* <text:s text:c="25"/>the caps could be raised with a new license or an expansion right</text:span></text:p>
      <text:p text:style-name="Standard"><text:span text:style-name="T1"><text:s/>* <text:s text:c="25"/></text:span></text:p>
      <text:p text:style-name="Standard"><text:span text:style-name="T1"><text:s/>* <text:s text:c="25"/>maybe offer a product called (individually compiled license version to hardcode user settings in the .exe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2T18:05:38.867000000</dc:date>
    <meta:editing-duration>PT1M9S</meta:editing-duration>
    <meta:editing-cycles>1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3" meta:word-count="161" meta:character-count="1175" meta:non-whitespace-character-count="821"/>
  </office:meta>
</office:document-meta>
</file>